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r tres ejemplos que muestren las distintas formas de incluir javascript en una página web. Pruébalas en los navegadores web más utilizados.</text:p>
      <text:p text:style-name="P1"/>
      <text:p text:style-name="P1">2. Una vez visto que funciona, busca en cada navegador, cómo se deshabilita la opción</text:p>
      <text:p text:style-name="P1">de ejecutar javascript. Deshabilítalo e incorpora al código la etiqueta &lt;noscript&gt;</text:p>
      <text:p text:style-name="P1">para indicar al usuario que tiene que habilitarlo.</text:p>
      <text:p text:style-name="P1">La etiqueta &lt;noscript&gt; se debe incluir en el interior de la etiqueta</text:p>
      <text:p text:style-name="P1">&lt;body&gt;(normalmente se incluye al principio de &lt;body&gt;). El mensaje que muestra</text:p>
      <text:p text:style-name="P1">&lt;noscript&gt; puede incluir cualquier elemento. </text:p>
      <text:p text:style-name="P1"/>
      <text:p text:style-name="Standard"/>
      <text:p text:style-name="P1">5. Señala la respuesta correcta:</text:p>
      <text:p text:style-name="P1"/>
      <text:p text:style-name="P1">1. Señale la respuesta correcta con respecto a las características de un navegador web:</text:p>
      <text:p text:style-name="Standard">a) No pueden realizar peticiones al servidor sin intervención directa del usuario</text:p>
      <text:p text:style-name="Standard">b) Todos los navegadores web actuales son gratuitos</text:p>
      <text:p text:style-name="P2">c) Todos los navegadores actuales soportan la ejecución de JavaScript</text:p>
      <text:p text:style-name="Standard">d) No pueden almacenar ningún tipo de dato relacionado con la navegación del cliente</text:p>
      <text:p text:style-name="Standard"/>
      <text:p text:style-name="P1">2. ¿Cuál de los siguientes módulos no forma parte de la arquitectura de referencia de un navegador web?</text:p>
      <text:p text:style-name="P2">a) Módulo de gestión de usuarios</text:p>
      <text:p text:style-name="Standard">b) Módulo de persistencia de datos</text:p>
      <text:p text:style-name="Standard">c) Módulo de comunicaciones</text:p>
      <text:p text:style-name="Standard">d) Motor de renderizado</text:p>
      <text:p text:style-name="Standard"><text:s/></text:p>
      <text:p text:style-name="P1">3. Señale la respuesta correcta con respecto a las características de XHTML:</text:p>
      <text:p text:style-name="Standard">a) Al igual que HTML, no tiene por qué estar bien construido para</text:p>
      <text:p text:style-name="Standard">que sea válido</text:p>
      <text:p text:style-name="P2">b) Es la unión de los principios de XML con el lenguaje HTML</text:p>
      <text:p text:style-name="Standard">c) No permite la inclusión de código JavaScript</text:p>
      <text:p text:style-name="Standard">d) Ninguna de las anteriores</text:p>
      <text:p text:style-name="Standard"/>
      <text:p text:style-name="P1">4. Señale la respuesta correcta respecto a JavaScript:</text:p>
      <text:p text:style-name="Standard">a) No está soportado por ninguno de los navegadores</text:p>
      <text:p text:style-name="Standard">b) Es un estándar que indica la forma en la que un servidor debe ejecutar un programa externo.</text:p>
      <text:p text:style-name="P3">c) No se puede utilizar para programar applets.</text:p>
      <text:p text:style-name="P4">d) Se puede utilizar para programar Flash.</text:p>
      <text:p text:style-name="Standard"/>
      <text:p text:style-name="P1">5. ¿Cuál de los siguientes fragmentos de código sería correcto para integrar código JavaScript en HTML?</text:p>
      <text:p text:style-name="Standard">a) &lt;h1 onclick="&lt;script&gt; alert("Prueba de JavaScript");&lt;/script&gt;"&gt;</text:p>
      <text:p text:style-name="Standard">b) &lt;script type="text" src="/inc/mensaje.js"&gt;&lt;/script&gt;</text:p>
      <text:p text:style-name="Standard">c) &lt;h1 src="/inc/mensaje.js&gt;Mensaje&lt;/h1&gt;</text:p>
      <text:p text:style-name="P2">d) Ninguna de las anterio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25:14.554839816</meta:creation-date>
    <dc:date>2018-09-20T15:47:38.246588526</dc:date>
    <meta:editing-duration>PT11M4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35" meta:word-count="324" meta:character-count="2047" meta:non-whitespace-character-count="1754"/>
  </office:meta>
</office:document-meta>
</file>